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work 4</text:p>
      <text:p text:style-name="P1"><text:tab/>I rewrote the program provided to be able to change the number of threads to run on based on the second command line argument (argv[2]). I did this by first converting the command line argument to an ‘int’ by using ‘strtol’, then creating an array of ‘pthread_t’ with the size of the provided argument. I then create a ‘pthread’ for every element in the array to increment ‘glob’ and wait for them to terminate. Programs works with the assumption that the user calls the program with the correct syntax. I did not put any error checks in to check how the program is called (I feel like this is a safe assumption considering we are running from a bash script). I have not encountered any bugs yet. The role of semaphores is to only allow a set number (one or more) of threads to access the same resource at the same time. If the maximum number of threads allowed has already been reached and a new thread is trying to access, then it is blocked until one of the already present threads completes.</text:p>
      <text:p text:style-name="P1"/>
      <text:list xml:id="list3911582973" text:style-name="WWNum1">
        <text:list-item>
          <text:p text:style-name="P3">Real Time - Actual amount of time it takes for the process to complete, taking into account everything.</text:p>
        </text:list-item>
        <text:list-item>
          <text:p text:style-name="P3">Kernel Time - The amount of time the CPU takes executing system calls within the kernel</text:p>
        </text:list-item>
        <text:list-item>
          <text:p text:style-name="P3">User Time - The amount of time the CPU spends in user-mode (calls outside the kernel)</text:p>
        </text:list-item>
      </text:list>
      <text:p text:style-name="P1"/>
      <text:p text:style-name="P1">The program plots in real time, which just means it is plotting the total amount of ‘real’ time it takes to complete the pro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262" meta:character-count="1413" meta:non-whitespace-character-count="1159"/>
    <meta:generator>LibreOfficeDev/6.0.5.2$Linux_X86_64 LibreOffice_project/</meta:generator>
  </office:meta>
</office:document-meta>
</file>